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C4471BB1AD50DCD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50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6" style:family="paragraph">
      <style:paragraph-properties fo:margin-left="0cm" fo:margin-right="0cm" fo:margin-top="0cm" fo:margin-bottom="0cm" fo:text-indent="0.318cm" style:text-autospace="none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32pt" fo:text-shadow="1pt 1pt" style:font-name-asian="Segoe UI" style:font-size-asian="32pt" style:font-name-complex="Segoe UI" style:font-size-complex="32pt"/>
    </style:style>
    <style:style style:name="T1" style:family="text">
      <style:text-properties fo:color="#ffffff" style:font-name="Segoe UI1" fo:font-size="26pt" fo:text-shadow="1pt 1pt" style:text-underline-style="solid" style:text-underline-width="auto" style:text-underline-color="font-color" fo:font-weight="normal" style:font-name-asian="Segoe UI" style:font-size-asian="26pt" style:font-weight-asian="normal" style:font-name-complex="Segoe UI" style:font-size-complex="26pt" style:font-weight-complex="normal"/>
    </style:style>
    <style:style style:name="T2" style:family="text">
      <style:text-properties fo:color="#ffffff" style:font-name="Segoe UI1" fo:font-size="28pt" fo:font-style="italic" fo:text-shadow="1pt 1pt" fo:font-weight="normal" style:font-name-asian="Segoe UI" style:font-size-asian="28pt" style:font-style-asian="italic" style:font-weight-asian="normal" style:font-name-complex="Segoe UI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4" style:family="text">
      <style:text-properties fo:color="#ffffff" style:font-name="Segoe UI1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5" style:family="text">
      <style:text-properties fo:color="#ffffff" style:text-position="super 58%" style:font-name="Segoe UI" fo:font-size="32pt" fo:text-shadow="1pt 1pt" style:font-name-asian="Segoe UI" style:font-size-asian="32pt" style:font-name-complex="Segoe UI" style:font-size-complex="32pt"/>
    </style:style>
    <style:style style:name="T6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style:style style:name="T7" style:family="text">
      <style:text-properties fo:color="#ffffff" style:text-position="super 58%" style:font-name="Segoe UI1" fo:font-size="32pt" fo:text-shadow="1pt 1pt" style:font-name-asian="Segoe UI" style:font-size-asian="32pt" style:font-name-complex="Segoe UI" style:font-size-complex="32pt"/>
    </style:style>
    <style:style style:name="T8" style:family="text">
      <style:text-properties fo:color="#ffffff" style:font-name="Segoe UI1" fo:font-size="26pt" fo:text-shadow="1pt 1pt" style:font-name-asian="Segoe UI" style:font-size-asian="26pt" style:font-name-complex="Segoe UI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2.78cm" svg:x="1.778cm" svg:y="0.254cm">
          <draw:text-box>
            <text:p text:style-name="P1"><text:span text:style-name="T1">Epistle Reading</text:span></text:p>
            <text:p text:style-name="P1"><text:span text:style-name="T2">Galatians 1:1–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4cm" svg:height="6.754cm" svg:x="1.508cm" svg:y="0.358cm">
          <draw:text-box>
            <text:p text:style-name="P4"><text:span text:style-name="T3">1</text:span><text:span text:style-name="T4">Paul, an apostle—not from men nor through man, but through Jesus Christ and God the Father, who raised him from the dead— </text:span><text:span text:style-name="T3">2</text:span><text:span text:style-name="T4">and all the brothers who are with m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638cm" svg:height="7.766cm" svg:x="1.778cm" svg:y="0.254cm">
          <draw:text-box>
            <text:p text:style-name="P4"><text:span text:style-name="T4">To the churches of Galatia:</text:span></text:p>
            <text:p text:style-name="P6"><text:span text:style-name="T5">3</text:span><text:span text:style-name="T6">Grace to you and peace from God our Father and the Lord Jesus Christ,</text:span><text:span text:style-name="T7"> </text:span><text:span text:style-name="T5">4</text:span><text:span text:style-name="T6">who gave himself for our sins to deliver us from the present evil age, according to the will of our God and Father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2" draw:layer="layout" svg:width="24.638cm" svg:height="6.263cm" svg:x="1.778cm" svg:y="0.254cm">
          <draw:text-box>
            <text:p text:style-name="P7"><text:span text:style-name="T3">5</text:span><text:span text:style-name="T4">to whom be the glory forever and ever. Amen. </text:span><text:span text:style-name="T5">6</text:span><text:span text:style-name="T6">I am astonished that you are so quickly deserting him who called you in the grace of Christ and are turning to a different gospel—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2" draw:layer="layout" svg:width="24.638cm" svg:height="9.269cm" svg:x="1.778cm" svg:y="0.254cm">
          <draw:text-box>
            <text:p text:style-name="P7"><text:span text:style-name="T5">7</text:span><text:span text:style-name="T6">not that there is another one, but there are some who trouble you and want to distort the gospel of Christ. </text:span><text:span text:style-name="T5">8</text:span><text:span text:style-name="T6">But even if we or an angel from heaven should preach to you a gospel contrary to the one we preached to you, let him be accurs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2" draw:layer="layout" svg:width="24.638cm" svg:height="7.766cm" svg:x="1.778cm" svg:y="0.254cm">
          <draw:text-box>
            <text:p text:style-name="P7"><text:span text:style-name="T5">9</text:span><text:span text:style-name="T6">As we have said before, so now I say again: If anyone is preaching to you a gospel contrary to the one you received, let him be accursed.</text:span><text:span text:style-name="T5">10</text:span><text:span text:style-name="T6">For am I now seeking the approval of man, or of God?</text:span><text:span text:style-name="T8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8" draw:layer="layout" svg:width="25.4cm" svg:height="8.128cm" svg:x="1.778cm" svg:y="0.254cm">
          <draw:text-box>
            <text:p text:style-name="P7"><text:span text:style-name="T6">Or am I trying to please man? If I were still trying to please man, I would not be a servant of Christ.</text:span></text:p>
            <text:p text:style-name="P7"><text:span text:style-name="T5">11</text:span><text:span text:style-name="T6">For I would have you know, brothers, that the gospel that was preached by me is not man’s gospe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8" draw:text-style-name="P8" draw:layer="layout" svg:width="25.4cm" svg:height="5.08cm" svg:x="1.778cm" svg:y="0.254cm">
          <draw:text-box>
            <text:p text:style-name="P7"><text:span text:style-name="T5">12</text:span><text:span text:style-name="T6">For I did not receive it from any man, nor was I taught it, but I received it through a revelation of Jesus Chri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C4471BB1AD50DCD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7T12:03:21.925000000</meta:creation-date>
    <dc:date>2018-01-03T11:10:38.305000000</dc:date>
    <meta:editing-duration>PT10M26S</meta:editing-duration>
    <meta:editing-cycles>5</meta:editing-cycles>
    <meta:generator>LibreOffice/5.3.7.2$Windows_X86_64 LibreOffice_project/6b8ed514a9f8b44d37a1b96673cbbdd077e24059</meta:generator>
    <meta:document-statistic meta:object-count="45"/>
    <meta:user-defined meta:name="autostart" meta:value-type="boolean">true</meta:user-defined>
  </office:meta>
</office:document-meta>
</file>